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/>
      <style:text-properties fo:font-size="13pt" style:font-size-asian="13pt" style:font-size-complex="13pt" fo:background-color="#FFFFFF"/>
    </style:style>
    <style:style style:name="P2" style:parent-style-name="Standard" style:family="paragraph">
      <style:paragraph-properties fo:widows="2" fo:orphans="2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paragraph-properties fo:widows="2" fo:orphans="2"/>
      <style:text-properties fo:font-size="13pt" style:font-size-asian="13pt" style:font-size-complex="13pt"/>
    </style:style>
    <style:style style:name="P4" style:parent-style-name="Standard" style:family="paragraph">
      <style:paragraph-properties fo:widows="2" fo:orphans="2"/>
      <style:text-properties fo:font-size="13pt" style:font-size-asian="13pt" style:font-size-complex="13pt"/>
    </style:style>
    <style:style style:name="P5" style:parent-style-name="Standard" style:family="paragraph">
      <style:paragraph-properties fo:widows="2" fo:orphans="2"/>
    </style:style>
    <style:style style:name="T6" style:parent-style-name="DefaultParagraphFont" style:family="text">
      <style:text-properties fo:font-size="13pt" style:font-size-asian="13pt" style:font-size-complex="13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DefaultParagraphFont" style:family="text">
      <style:text-properties fo:font-size="13pt" style:font-size-asian="13pt" style:font-size-complex="13pt"/>
    </style:style>
    <style:style style:name="T11" style:parent-style-name="DefaultParagraphFont" style:family="text">
      <style:text-properties fo:font-size="13pt" style:font-size-asian="13pt" style:font-size-complex="13pt"/>
    </style:style>
    <style:style style:name="T12" style:parent-style-name="DefaultParagraphFont" style:family="text">
      <style:text-properties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P16" style:parent-style-name="Textbody" style:family="paragraph">
      <style:text-properties fo:font-size="13pt" style:font-size-asian="13pt" style:font-size-complex="13pt"/>
    </style:style>
    <style:style style:name="P17" style:parent-style-name="Textbody" style:family="paragraph">
      <style:text-properties fo:font-size="13pt" style:font-size-asian="13pt" style:font-size-complex="13pt"/>
    </style:style>
    <style:style style:name="P18" style:parent-style-name="Textbody" style:family="paragraph">
      <style:text-properties fo:font-size="13pt" style:font-size-asian="13pt" style:font-size-complex="13pt"/>
    </style:style>
    <style:style style:name="P19" style:parent-style-name="Textbody" style:family="paragraph">
      <style:text-properties fo:font-size="13pt" style:font-size-asian="13pt" style:font-size-complex="13pt"/>
    </style:style>
    <style:style style:name="P20" style:parent-style-name="Textbody" style:family="paragraph">
      <style:text-properties fo:font-size="13pt" style:font-size-asian="13pt" style:font-size-complex="13pt"/>
    </style:style>
    <style:style style:name="P21" style:parent-style-name="Textbody" style:family="paragraph">
      <style:text-properties fo:font-size="13pt" style:font-size-asian="13pt" style:font-size-complex="13pt"/>
    </style:style>
    <style:style style:name="T2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P25" style:parent-style-name="Textbody" style:family="paragraph">
      <style:text-properties fo:font-size="13pt" style:font-size-asian="13pt" style:font-size-complex="13pt"/>
    </style:style>
    <style:style style:name="P26" style:parent-style-name="Textbody" style:family="paragraph">
      <style:text-properties fo:font-size="13pt" style:font-size-asian="13pt" style:font-size-complex="13pt"/>
    </style:style>
    <style:style style:name="P27" style:parent-style-name="Textbody" style:family="paragraph">
      <style:text-properties fo:font-size="13pt" style:font-size-asian="13pt" style:font-size-complex="13pt"/>
    </style:style>
    <style:style style:name="P28" style:parent-style-name="Textbody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/>
      <text:p text:style-name="P2">AIM:<text:s/><text:s/>Demonstrate the use of<text:s/>NumPy<text:s/>for matrix operations</text:p>
      <text:p text:style-name="P3"/>
      <text:p text:style-name="P4">NumPy<text:s/>is a Python library allowing easy<text:s/>numerical calculations involving single and multi-dimensional arrays and matrices. Many linear algebra calculations<text:s/>become<text:s/>easy to<text:s/>solve using<text:s/>NumPy.</text:p>
      <text:p text:style-name="P5"><text:span text:style-name="T6">In python matrix can be implemented as 2D<text:s/></text:span><text:span text:style-name="T7">list or</text:span><text:span text:style-name="T8"><text:s/>2D Array. Forming matrix from latter, gives the additional functionalities for performing various operations in matrix. These operations and array are defines in module “</text:span><text:span text:style-name="T9">NumPy</text:span><text:span text:style-name="T10">“</text:span><text:span text:style-name="T11">.</text:span><text:span text:style-name="T12"><text:s/>That's why</text:span><text:span text:style-name="T13"><text:s/>we use<text:s/></text:span><text:span text:style-name="T14">NumPy</text:span><text:span text:style-name="T15">.</text:span></text:p>
      <text:h text:style-name="Normal" text:outline-level="2">Creating a matrix in NumPy</text:h>
      <text:p text:style-name="P16">import<text:s/>NumPy<text:s/>as np</text:p>
      <text:p text:style-name="P17">a<text:s/>= np.array([[121,122,123],[66,77,88]])</text:p>
      <text:p text:style-name="P18">print(a)</text:p>
      <text:p text:style-name="P19">Output:</text:p>
      <text:p text:style-name="P20">[ [121,<text:s/>122,123]</text:p>
      <text:p text:style-name="P21"><text:s text:c="2"/>[66<text:s/>77 8]]</text:p>
      <text:p text:style-name="Textbody"><text:span text:style-name="T22">np. arange</text:span><text:span text:style-name="T23">()<text:s/></text:span><text:span text:style-name="T24">can generate a sequence of numbers given the start and end.</text:span></text:p>
      <text:p text:style-name="P25">import<text:s/>NumPy<text:s/>as np</text:p>
      <text:p text:style-name="P26">print(np.arange(0,3))</text:p>
      <text:p text:style-name="P27">Output:</text:p>
      <text:p text:style-name="P28"><text:s text:c="2"/>[0 1 2]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ha Medhavi</meta:initial-creator>
    <dc:creator>anshula kumari</dc:creator>
    <meta:creation-date>2020-10-15T11:30:00Z</meta:creation-date>
    <dc:date>2020-10-19T08:42:00Z</dc:date>
    <meta:template xlink:href="Normal" xlink:type="simple"/>
    <meta:editing-cycles>4</meta:editing-cycles>
    <meta:editing-duration>PT240S</meta:editing-duration>
    <meta:document-statistic meta:page-count="1" meta:paragraph-count="1" meta:word-count="114" meta:character-count="768" meta:row-count="5" meta:non-whitespace-character-count="655"/>
  </office:meta>
</office:document-meta>
</file>